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.079cm" table:align="left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style:vertical-align="bottom" fo:background-color="#9999ff" fo:padding="0.097cm" fo:border="0.002cm solid #000000">
        <style:background-image/>
      </style:table-cell-properties>
    </style:style>
    <style:style style:name="Tabela1.A2" style:family="table-cell">
      <style:table-cell-properties style:vertical-align="bottom"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3" style:family="table-row">
      <style:table-row-properties style:min-row-height="0.699cm" style:use-optimal-row-height="false"/>
    </style:style>
    <style:style style:name="Tabela1.A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 fo:background-color="#9999ff">
        <style:background-image/>
      </style:paragraph-properties>
    </style:style>
    <style:style style:name="P3" style:family="paragraph" style:parent-style-name="Table_20_Contents">
      <style:paragraph-properties fo:margin-left="1.251cm" fo:margin-right="0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1.251cm" fo:margin-right="0cm" fo:text-align="center" style:justify-single-word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6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7" style:family="paragraph" style:parent-style-name="Standard" style:list-style-name="L2"/>
    <style:style style:name="P8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9" style:family="paragraph" style:parent-style-name="Standard" style:list-style-name="L1">
      <style:paragraph-properties fo:margin-left="1.251cm" fo:margin-right="0cm" fo:text-indent="0cm" style:auto-text-indent="false">
        <style:tab-stops/>
      </style:paragraph-properties>
    </style:style>
    <style:style style:name="P10" style:family="paragraph" style:parent-style-name="Standard" style:list-style-name="L3">
      <style:paragraph-properties fo:margin-left="1.251cm" fo:margin-right="0cm" fo:text-indent="0cm" style:auto-text-indent="false">
        <style:tab-stops/>
      </style:paragraph-properties>
    </style:style>
    <style:style style:name="P11" style:family="paragraph" style:parent-style-name="Standard" style:list-style-name="L4">
      <style:paragraph-properties fo:margin-left="1.251cm" fo:margin-right="0cm" fo:text-indent="0cm" style:auto-text-indent="false">
        <style:tab-stops/>
      </style:paragraph-properties>
    </style:style>
    <style:style style:name="P12" style:family="paragraph" style:parent-style-name="Standard" style:list-style-name="L5">
      <style:paragraph-properties fo:margin-left="1.251cm" fo:margin-right="0cm" fo:text-indent="0cm" style:auto-text-indent="false">
        <style:tab-stops/>
      </style:paragraph-properties>
    </style:style>
    <style:style style:name="P13" style:family="paragraph" style:parent-style-name="Standard" style:list-style-name="L6">
      <style:paragraph-properties fo:margin-left="1.251cm" fo:margin-right="0cm" fo:text-indent="0cm" style:auto-text-indent="false">
        <style:tab-stops/>
      </style:paragraph-properties>
    </style:style>
    <style:style style:name="T1" style:family="text">
      <style:text-properties fo:font-style="italic" style:font-style-asian="italic"/>
    </style:style>
    <text:list-style style:name="L1">
      <text:list-level-style-number text:level="1" style:num-suffix=".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1.251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/>
      </text:list-level-style-number>
      <text:list-level-style-number text:level="2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i" text:start-value="50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i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i" text:start-value="10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isão Geral do Projeto</text:p>
      <text:p text:style-name="Standard">Disciplina de Programação Orientada a Objetos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Nome</text:p>
          </table:table-cell>
          <table:table-cell table:style-name="Tabela1.A1" office:value-type="string">
            <text:p text:style-name="P2">Matricula</text:p>
          </table:table-cell>
        </table:table-row>
        <table:table-row>
          <table:table-cell table:style-name="Tabela1.A2" office:value-type="string">
            <text:p text:style-name="P3">Matheus</text:p>
          </table:table-cell>
          <table:table-cell table:style-name="Tabela1.A2" office:value-type="string">
            <text:p text:style-name="P3">12/0038412</text:p>
          </table:table-cell>
        </table:table-row>
        <table:table-row table:style-name="Tabela1.3">
          <table:table-cell table:style-name="Tabela1.A3" office:value-type="string">
            <text:p text:style-name="P3">Gabriel Barbosa</text:p>
          </table:table-cell>
          <table:table-cell table:style-name="Tabela1.A3" office:value-type="string">
            <text:p text:style-name="P3">12/0050935</text:p>
          </table:table-cell>
        </table:table-row>
      </table:table>
      <text:p text:style-name="P4"/>
      <text:p text:style-name="P4"/>
      <text:p text:style-name="P4"/>
      <text:p text:style-name="P5">2 Descrição do Sistema</text:p>
      <text:p text:style-name="P5"><text:tab/></text:p>
      <text:p text:style-name="P5"/>
      <text:p text:style-name="P5">Usando uma interface gráfica chamada SDL, está sendo feito um projeto para a matéria de Programação Orientada a Objetos. O motivo da escolha do uso de uma interface gráfica é para facilitar o entendimento da criação de objetos como instancias dentro do jogo. Derivando das instancias básicas existem vários outras classes.</text:p>
      <text:p text:style-name="P5"/>
      <text:p text:style-name="P5">Devido a sugestão do professor, o grupo escolheu fazer um jogo. Por hora o jogo está em desenvolvimento de sua <text:span text:style-name="Fonte_20_parág._20_padrão"><text:span text:style-name="T1">engine</text:span></text:span>. O jogo foi feito do 0, então não usa nem uma <text:span text:style-name="Fonte_20_parág._20_padrão"><text:span text:style-name="T1">engine</text:span></text:span> de jogos, está sendo programada uma <text:span text:style-name="Fonte_20_parág._20_padrão"><text:span text:style-name="T1">engine</text:span></text:span> para facilitar comandos básicos do jogo.</text:p>
      <text:p text:style-name="P5"/>
      <text:p text:style-name="P5">Pacote acompanha um arquivo .lua usado para criar o mapa do jogo.</text:p>
      <text:p text:style-name="P5"/>
      <text:list xml:id="list6005218703258178618" text:style-name="L1">
        <text:list-item>
          <text:list>
            <text:list-item>
              <text:p text:style-name="P9">Requisitos Funcionais</text:p>
            </text:list-item>
          </text:list>
        </text:list-item>
      </text:list>
      <text:p text:style-name="P5"/>
      <text:list xml:id="list6903238736009775337" text:style-name="L2">
        <text:list-item>
          <text:p text:style-name="P7">Criar objetos genéricos como instancias do jogo.</text:p>
        </text:list-item>
      </text:list>
      <text:p text:style-name="Standard"/>
      <text:list xml:id="list31453337" text:continue-numbering="true" text:style-name="L2">
        <text:list-item>
          <text:p text:style-name="P7">Carregar imagens dentro do objeto.</text:p>
        </text:list-item>
      </text:list>
      <text:p text:style-name="Standard"/>
      <text:list xml:id="list31464497" text:continue-numbering="true" text:style-name="L2">
        <text:list-item>
          <text:p text:style-name="P7">Armazenar os objetos em uma lista e depois renderiza-la na tela.</text:p>
        </text:list-item>
      </text:list>
      <text:p text:style-name="Standard"/>
      <text:list xml:id="list31445333" text:continue-numbering="true" text:style-name="L2">
        <text:list-item>
          <text:p text:style-name="P7">Animações, sendo herdadas de objetos</text:p>
        </text:list-item>
      </text:list>
      <text:p text:style-name="Standard"/>
      <text:list xml:id="list31441424" text:continue-numbering="true" text:style-name="L2">
        <text:list-item>
          <text:p text:style-name="P7">Capacidade de abrir arquivos binários .map no qual gera objetos e define suas posições e respectivas Sprites.</text:p>
        </text:list-item>
      </text:list>
      <text:p text:style-name="P5"/>
      <text:list xml:id="list31446935" text:continue-numbering="true" text:style-name="L2">
        <text:list-item>
          <text:p text:style-name="P7">Receber dados de usuário, como teclado, mouse...</text:p>
        </text:list-item>
      </text:list>
      <text:p text:style-name="Standard"/>
      <text:p text:style-name="P5"/>
      <text:p text:style-name="P5"/>
      <text:p text:style-name="P5"/>
      <text:p text:style-name="P5"><text:s/></text:p>
      <text:list xml:id="list4955319395461472298" text:style-name="L3">
        <text:list-item>
          <text:list>
            <text:list-item>
              <text:p text:style-name="P10">Requisitos não Funcionais</text:p>
            </text:list-item>
          </text:list>
        </text:list-item>
      </text:list>
      <text:p text:style-name="P5"/>
      <text:list xml:id="list31446104" text:style-name="L2">
        <text:list-item>
          <text:p text:style-name="P7">Programado na linguagem C++ usando a lib gráfica SDL.</text:p>
        </text:list-item>
        <text:list-item>
          <text:p text:style-name="P7">Usa <text:span text:style-name="Fonte_20_parág._20_padrão"><text:span text:style-name="T1">l</text:span></text:span><text:span text:style-name="Fonte_20_parág._20_padrão"><text:span text:style-name="T1">ibs SDL_image, SDL_ttf e SDL_mixer</text:span></text:span>, que são libs feitas por terceiros para facilitar o uso da SDL.</text:p>
        </text:list-item>
        <text:list-item>
          <text:p text:style-name="P7">Necessita vários .dll e arquivos externos para executar normalmente.</text:p>
        </text:list-item>
      </text:list>
      <text:p text:style-name="P5"/>
      <text:p text:style-name="P5"/>
      <text:p text:style-name="P5"><text:soft-page-break/></text:p>
      <text:p text:style-name="P5">3 Plano de entregas</text:p>
      <text:p text:style-name="P5"/>
      <text:p text:style-name="P5"/>
      <text:p text:style-name="P5"/>
      <text:p text:style-name="P5">3.1 Primeira entrega (18/04/2013)</text:p>
      <text:p text:style-name="P5">a) <text:tab/>Entrega da <text:span text:style-name="Fonte_20_parág._20_padrão"><text:span text:style-name="T1">engine</text:span></text:span> em estagio final e funcional.</text:p>
      <text:p text:style-name="P5">b) <text:tab/>Criar instancias no jogo e apagar-las</text:p>
      <text:p text:style-name="P5">c)<text:tab/>Renderizar corretamente cada instancia com transparência</text:p>
      <text:list xml:id="list8274250139014426252" text:style-name="L4">
        <text:list-item>
          <text:p text:style-name="P11">Adicionar movimento se necessario em cada instancia.</text:p>
        </text:list-item>
      </text:list>
      <text:p text:style-name="P5">e)<text:tab/>Classe <text:span text:style-name="Fonte_20_parág._20_padrão"><text:span text:style-name="T1">Effects</text:span></text:span> herdada da classe de instancias.</text:p>
      <text:p text:style-name="P5">f)<text:tab/>Executar animações na classe <text:span text:style-name="Fonte_20_parág._20_padrão"><text:span text:style-name="T1">effects</text:span></text:span>.</text:p>
      <text:p text:style-name="P5">e)<text:tab/>Classe <text:span text:style-name="Fonte_20_parág._20_padrão"><text:span text:style-name="T1">map</text:span></text:span> herdada da classe de instancias.</text:p>
      <text:p text:style-name="P5">g)<text:tab/>Possibilidade de gerar mapas do jogo conforme prescrito em um arquivo binario</text:p>
      <text:p text:style-name="P5">h)<text:tab/>Classe para detectar e tratar colisão</text:p>
      <text:list xml:id="list1988067171430794301" text:style-name="L5">
        <text:list-item>
          <text:p text:style-name="P12">Classe para detectar e tratar Input</text:p>
        </text:list-item>
      </text:list>
      <text:p text:style-name="P5">j)<text:tab/>Possibilidade de <text:span text:style-name="Fonte_20_parág._20_padrão"><text:span text:style-name="T1">multi-thread</text:span></text:span></text:p>
      <text:p text:style-name="P5">k)<text:tab/>Carregamento único de imagem</text:p>
      <text:p text:style-name="P5">3.2 Segunda entrega (14/02/2012)</text:p>
      <text:p text:style-name="P5">a)<text:tab/>Finalização do jogo</text:p>
      <text:p text:style-name="P5">b)<text:tab/>Ajustes em classes</text:p>
      <text:list xml:id="list6800975662323525535" text:style-name="L6">
        <text:list-item>
          <text:p text:style-name="P13"><text:s text:c="9"/>Ajustes sugeridos pelo professor ou monitor.</text:p>
        </text:list-item>
      </text:list>
      <text:p text:style-name="P5">d)<text:tab/>Definido jogabilidade.</text:p>
      <text:p text:style-name="P5">e) <text:tab/>Criar classe para tratar som e fontes (texto) 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style:font-name-asian="SimSun" style:font-name-complex="Manga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Mock</meta:initial-creator>
    <meta:creation-date>2013-04-16T12:36:00Z</meta:creation-date>
    <dc:date>2013-04-18T11:30:46.52</dc:date>
    <meta:editing-cycles>6</meta:editing-cycles>
    <meta:editing-duration>PT1H57M59S</meta:editing-duration>
    <meta:document-statistic meta:table-count="1" meta:image-count="0" meta:object-count="0" meta:page-count="2" meta:paragraph-count="45" meta:word-count="362" meta:character-count="2229"/>
    <meta:template xlink:type="simple" xlink:actuate="onRequest" xlink:title="" xlink:href="Normal"/>
  </office:meta>
</office:document-meta>
</file>